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B0000002A372283694E89FE1F8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cale" xlink:href="Pictures/10000000000004B0000002A372283694E89FE1F8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="bitmap" draw:fill-image-name="scale" draw:fill-image-width="0cm" draw:fill-image-height="0cm" style:repeat="no-repeat" draw:fill-image-ref-point-x="0%" draw:fill-image-ref-point-y="0%" draw:fill-image-ref-point="center" draw:tile-repeat-offset="0% vertical" style:footnote-max-height="0cm" loext:margin-gutter="0cm">
        <style:background-image xlink:href="Pictures/10000000000004B0000002A372283694E89FE1F8.jp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scale" draw:fill-image-width="0cm" draw:fill-image-height="0cm" style:repeat="no-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23:21.280268665</meta:creation-date>
    <dc:date>2022-12-02T16:31:41.365295051</dc:date>
    <meta:editing-duration>PT8M2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